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style-name="ce72" office:value-type="string" calcext:value-type="string">
            <text:p>91/100</text:p>
          </table:table-cell>
          <table:table-cell table:style-name="ce63" office:value-type="string" calcext:value-type="string">
            <text:p>(8/100)</text:p>
          </table:table-cell>
          <table:table-cell table:style-name="ce58" office:value-type="string" calcext:value-type="string">
            <text:p>Debian-10740,drago2:7817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(10/100)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47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T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10/100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/100</text:p>
          </table:table-cell>
          <table:table-cell table:style-name="ce71" office:value-type="string" calcext:value-type="string">
            <text:p>7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24075,sbi-15222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1:17:32.460057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8T11:33:14.628413280</dc:date>
    <meta:editing-duration>P1DT11H51M53S</meta:editing-duration>
    <meta:editing-cycles>303</meta:editing-cycles>
    <meta:document-statistic meta:table-count="1" meta:cell-count="779" meta:object-count="0"/>
  </office:meta>
</office:document-meta>
</file>